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Normal_32_3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11pt" style:font-size-asian="11pt" style:font-size-complex="11pt"/>
    </style:style>
    <style:style style:name="ce5" style:family="table-cell" style:parent-style-name="Normal_32_2" style:data-style-name="N15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11pt" style:font-size-asian="11pt" style:font-size-complex="11pt"/>
    </style:style>
    <style:style style:name="ce6" style:family="table-cell" style:parent-style-name="Default" style:data-style-name="N0">
      <style:text-properties style:text-line-through-style="solid" style:font-name="Calibri1" style:font-name-asian="Calibri1" style:font-name-complex="Calibri1" fo:font-size="9pt" style:font-size-asian="9pt" style:font-size-complex="9pt"/>
    </style:style>
    <style:style style:name="ce7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2.8852083333333cm"/>
    </style:style>
    <style:style style:name="co8" style:family="table-column">
      <style:table-column-properties fo:break-before="auto" style:column-width="10.874375cm"/>
    </style:style>
    <style:style style:name="co9" style:family="table-column">
      <style:table-column-properties fo:break-before="auto" style:column-width="10.63625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5.10645833333333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11.5622916666667cm"/>
    </style:style>
    <style:style style:name="co15" style:family="table-column">
      <style:table-column-properties fo:break-before="auto" style:column-width="9.63083333333333cm"/>
    </style:style>
    <style:style style:name="co16" style:family="table-column">
      <style:table-column-properties fo:break-before="auto" style:column-width="9.81604166666667cm"/>
    </style:style>
    <style:style style:name="co17" style:family="table-column">
      <style:table-column-properties fo:break-before="auto" style:column-width="4.89479166666667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5.74145833333333cm"/>
    </style:style>
    <style:style style:name="co20" style:family="table-column">
      <style:table-column-properties fo:break-before="auto" style:column-width="5.90020833333333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7.9375cm"/>
    </style:style>
    <style:style style:name="co23" style:family="table-column">
      <style:table-column-properties fo:break-before="auto" style:column-width="9.94833333333333cm"/>
    </style:style>
    <style:style style:name="co24" style:family="table-column">
      <style:table-column-properties fo:break-before="auto" style:column-width="13.6525cm"/>
    </style:style>
    <style:style style:name="co25" style:family="table-column">
      <style:table-column-properties fo:break-before="auto" style:column-width="1.42875cm"/>
    </style:style>
    <style:style style:name="co26" style:family="table-column">
      <style:table-column-properties fo:break-before="auto" style:column-width="3.06916666666667cm"/>
    </style:style>
    <style:style style:name="co27" style:family="table-column">
      <style:table-column-properties fo:break-before="auto" style:column-width="3.28083333333333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3.413125cm"/>
    </style:style>
    <style:style style:name="co30" style:family="table-column">
      <style:table-column-properties fo:break-before="auto" style:column-width="7.43479166666667cm"/>
    </style:style>
    <style:style style:name="co31" style:family="table-column">
      <style:table-column-properties fo:break-before="auto" style:column-width="4.07458333333333cm"/>
    </style:style>
    <style:style style:name="co32" style:family="table-column">
      <style:table-column-properties fo:break-before="auto" style:column-width="5.37104166666667cm"/>
    </style:style>
    <style:style style:name="co33" style:family="table-column">
      <style:table-column-properties fo:break-before="auto" style:column-width="4.23333333333333cm"/>
    </style:style>
    <style:style style:name="co34" style:family="table-column">
      <style:table-column-properties fo:break-before="auto" style:column-width="5.847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AR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dicine, A&amp;P, Genetics, Microbiology</text:p>
          </table:table-cell>
          <table:table-cell table:style-name="ce1"/>
          <table:table-cell office:value-type="string" table:style-name="ce1">
            <text:p><text:a xlink:href="#Medicine">#Medicine</text:a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guages</text:p>
          </table:table-cell>
          <table:table-cell office:value-type="string" table:style-name="ce1">
            <text:p>Italian</text:p>
          </table:table-cell>
          <table:table-cell table:style-name="ce1"/>
          <table:table-cell office:value-type="string" table:style-name="ce1">
            <text:p><text:a xlink:href="#Italian">#Italian</text:a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C, Computer Arc, Kernel, OS, ASM, Boot</text:p>
          </table:table-cell>
          <table:table-cell table:style-name="ce1"/>
          <table:table-cell office:value-type="string" table:style-name="ce1">
            <text:p><text:a xlink:href="#PC">#PC</text:a>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BA,_ProjM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ABO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MBOK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PC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5" table:default-cell-style-name="ce1"/>
        <table:table-column table:style-name="co3" table:number-columns-repeated="15362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Integer number representation. Arithmetics</text:p>
          </table:table-cell>
          <table:table-cell office:value-type="string" table:style-name="ce1">
            <text:p>Be able to create an ALU in VHDL - for add/sub/mul/div/m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Floating-point. IEEE-754 standard. Representation, rounding, errors, etc.</text:p>
          </table:table-cell>
          <table:table-cell table:number-columns-repeated="2" table:style-name="ce1"/>
          <table:table-cell office:value-type="string" table:style-name="ce1">
            <text:p>Wikipedia; IEEE-754 standa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Other reprs. of floating points - e.g. logarithmic</text:p>
          </table:table-cell>
          <table:table-cell table:number-columns-repeated="2" table:style-name="ce1"/>
          <table:table-cell office:value-type="string" table:style-name="ce1">
            <text:p>Wikiped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Bit operation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 architecture &amp; instructions</text:p>
          </table:table-cell>
          <table:table-cell office:value-type="string" table:style-name="ce1">
            <text:p>Decoding/disassembling ARM instr.</text:p>
          </table:table-cell>
          <table:table-cell table:style-name="ce1"/>
          <table:table-cell office:value-type="string" table:style-name="ce1">
            <text:p>ARM do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Intel</text:p>
          </table:table-cell>
          <table:table-cell office:value-type="string" table:style-name="ce1">
            <text:p>Intel architecture &amp; instructions</text:p>
          </table:table-cell>
          <table:table-cell office:value-type="string" table:style-name="ce1">
            <text:p>Decoding/disassembling Intel instr.</text:p>
          </table:table-cell>
          <table:table-cell table:style-name="ce1"/>
          <table:table-cell office:value-type="string" table:style-name="ce1">
            <text:p>Intel do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ture</text:p>
          </table:table-cell>
          <table:table-cell office:value-type="string" table:style-name="ce1">
            <text:p>Reverse engineering</text:p>
          </table:table-cell>
          <table:table-cell office:value-type="string" table:style-name="ce1">
            <text:p>Procedures, tricks</text:p>
          </table:table-cell>
          <table:table-cell office:value-type="string" table:style-name="ce1">
            <text:p>reveng.n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Different CPU architectures/paradigms, blocks, operations</text:p>
          </table:table-cell>
          <table:table-cell office:value-type="string" table:style-name="ce1">
            <text:p>Be able to create a CPU in VHDL</text:p>
          </table:table-cell>
          <table:table-cell table:style-name="ce1"/>
          <table:table-cell office:value-type="string" table:style-name="ce1">
            <text:p>????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Virtualization</text:p>
          </table:table-cell>
          <table:table-cell office:value-type="string" table:style-name="ce1">
            <text:p>Types and concepts of virtualization, containers &amp; hypervisors</text:p>
          </table:table-cell>
          <table:table-cell office:value-type="string" table:style-name="ce1">
            <text:p>Setup hypervisor, virtual machines, containers</text:p>
          </table:table-cell>
          <table:table-cell office:value-type="string" table:style-name="ce1">
            <text:p>QEMU, Virtbox, Xen, kvm, LXC, Dock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loud</text:p>
          </table:table-cell>
          <table:table-cell office:value-type="string" table:style-name="ce1">
            <text:p>Different types of clouds</text:p>
          </table:table-cell>
          <table:table-cell office:value-type="string" table:style-name="ce1">
            <text:p>Create a cloud</text:p>
          </table:table-cell>
          <table:table-cell office:value-type="string" table:style-name="ce1">
            <text:p>Heroku, OpenCloud, Google App Engine, AWS, EC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Memory org</text:p>
          </table:table-cell>
          <table:table-cell office:value-type="string" table:style-name="ce1">
            <text:p>Bit/Byte endiane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Integer number representation. Arithmetics</text:p>
          </table:table-cell>
          <table:table-cell office:value-type="string" table:style-name="ce1">
            <text:p>Be able to create an ALU in VHDL - for add/sub/mul/div/m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Floating-point. IEEE-754 standard. Representation, rounding, errors, etc.</text:p>
          </table:table-cell>
          <table:table-cell table:number-columns-repeated="2" table:style-name="ce1"/>
          <table:table-cell office:value-type="string" table:style-name="ce1">
            <text:p>Wikipedia; IEEE-754 standa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Other reprs. of floating points - e.g. logarithmic</text:p>
          </table:table-cell>
          <table:table-cell table:number-columns-repeated="2" table:style-name="ce1"/>
          <table:table-cell office:value-type="string" table:style-name="ce1">
            <text:p>Wikiped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Firmware</text:p>
          </table:table-cell>
          <table:table-cell office:value-type="string" table:style-name="ce1">
            <text:p>BIOS</text:p>
          </table:table-cell>
          <table:table-cell office:value-type="string" table:style-name="ce1">
            <text:p>UEFI/ACPI spec, OpenFirmware, Coreboot</text:p>
          </table:table-cell>
          <table:table-cell office:value-type="string" table:style-name="ce1">
            <text:p>Be able to write a UEFI program</text:p>
          </table:table-cell>
          <table:table-cell office:value-type="string" table:style-name="ce1">
            <text:p>dmidecode, tianocore, gnu-ef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Firmware</text:p>
          </table:table-cell>
          <table:table-cell office:value-type="string" table:style-name="ce1">
            <text:p>Booting</text:p>
          </table:table-cell>
          <table:table-cell office:value-type="string" table:style-name="ce1">
            <text:p>USB keys</text:p>
          </table:table-cell>
          <table:table-cell office:value-type="string" table:style-name="ce1">
            <text:p>How to create bootable usb disk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ysfs, procfs, debugf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Booting, interaction with UEF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Embedded Linux build systems</text:p>
          </table:table-cell>
          <table:table-cell office:value-type="string" table:style-name="ce1">
            <text:p>Be able to create an embedded Linux distro for a devkit</text:p>
          </table:table-cell>
          <table:table-cell office:value-type="string" table:style-name="ce1">
            <text:p>buildroot, yoct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Device Tree spe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Kerne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AppArmor, SELinux, Grsecuri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Multi-core</text:p>
          </table:table-cell>
          <table:table-cell office:value-type="string" table:style-name="ce1">
            <text:p>Industry Specs</text:p>
          </table:table-cell>
          <table:table-cell office:value-type="string" table:style-name="ce1">
            <text:p>MCAPI, OpenAMP spe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Multi-core</text:p>
          </table:table-cell>
          <table:table-cell office:value-type="string" table:style-name="ce1">
            <text:p>Programming</text:p>
          </table:table-cell>
          <table:table-cell office:value-type="string" table:style-name="ce1">
            <text:p>MCAPI Programming Practices</text:p>
          </table:table-cell>
          <table:table-cell table:number-columns-repeated="2" table:style-name="ce1"/>
          <table:table-cell office:value-type="string" table:style-name="ce1">
            <text:p>MCAPI’s 130212_Multicore_Programming_Practices.pd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puter Architecture</text:p>
          </table:table-cell>
          <table:table-cell office:value-type="string" table:style-name="ce1">
            <text:p>Multi-core</text:p>
          </table:table-cell>
          <table:table-cell office:value-type="string" table:style-name="ce1">
            <text:p>Programming</text:p>
          </table:table-cell>
          <table:table-cell office:value-type="string" table:style-name="ce1">
            <text:p>Theory</text:p>
          </table:table-cell>
          <table:table-cell table:number-columns-repeated="2" table:style-name="ce1"/>
          <table:table-cell office:value-type="string" table:style-name="ce1">
            <text:p>Multi-core programming book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64-bit</text:p>
          </table:table-cell>
          <table:table-cell office:value-type="string" table:style-name="ce1">
            <text:p>64-bit models LP64 vs LLP64 vs ILP64</text:p>
          </table:table-cell>
          <table:table-cell table:number-columns-repeated="2" table:style-name="ce1"/>
          <table:table-cell office:value-type="string" table:style-name="ce2">
            <text:p>Unix.org's 64Bit Programming Models: Why LP64?</text:p>
          </table:table-cell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  <table:table table:name="Google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3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Sub-order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Sub-area</text:p>
          </table:table-cell>
          <table:table-cell office:value-type="string" table:style-name="ce1">
            <text:p>Sub-sub-area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Skill</text:p>
          </table:table-cell>
          <table:table-cell office:value-type="string" table:style-name="ce1">
            <text:p>Tool skills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Resource length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-1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Overview/Genera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-2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Discrete Mathematic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ogi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Graph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inear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Abstract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Number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Cryptograph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Info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ambda calculu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Boolean algebra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Algorithms and Data Structures</text:p>
          </table:table-cell>
          <table:table-cell table:number-columns-repeated="4" table:style-name="ce1"/>
          <table:table-cell office:value-type="string" table:style-name="ce1">
            <text:p>Algorithm Design Manual</text:p>
          </table:table-cell>
          <table:table-cell office:value-type="string" table:style-name="ce1">
            <text:p>Skiena</text:p>
          </table:table-cell>
          <table:table-cell office:value-type="string" table:style-name="ce1">
            <text:p>700 p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lexity &amp; Computabil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uting machines</text:p>
          </table:table-cell>
          <table:table-cell table:style-name="ce1"/>
          <table:table-cell office:value-type="string" table:style-name="ce1">
            <text:p>Turing machine, Automata, Regex, etc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Methodology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Know different methodologies (RUP, TSP/PSP, Crystal)</text:p>
          </table:table-cell>
          <table:table-cell table:number-columns-repeated="2" table:style-name="ce1"/>
          <table:table-cell office:value-type="string" table:style-name="ce1">
            <text:p>SWEBOK, SEI TSP/PSP, Crystal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Methodology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Know Agile methodologies, SCRUM, XP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Estimation &amp; Metrics</text:p>
          </table:table-cell>
          <table:table-cell table:number-columns-repeated="4" table:style-name="ce1"/>
          <table:table-cell office:value-type="string" table:style-name="ce1">
            <text:p>SW Metri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W Qual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Requirement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DevOp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CM &amp; Releas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Testing</text:p>
          </table:table-cell>
          <table:table-cell table:style-name="ce1"/>
          <table:table-cell office:value-type="string" table:style-name="ce1">
            <text:p>Know TDD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Coding</text:p>
          </table:table-cell>
          <table:table-cell table:style-name="ce1"/>
          <table:table-cell office:value-type="string" table:style-name="ce1">
            <text:p>Know coding best practices</text:p>
          </table:table-cell>
          <table:table-cell table:number-columns-repeated="2" table:style-name="ce1"/>
          <table:table-cell office:value-type="string" table:style-name="ce1">
            <text:p>Clean Code; Code Complet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SW Proj Managemen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Gener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Enterprise Architecture</text:p>
          </table:table-cell>
          <table:table-cell table:number-columns-repeated="3" table:style-name="ce1"/>
          <table:table-cell office:value-type="string" table:style-name="ce1">
            <text:p>EABO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atterns</text:p>
          </table:table-cell>
          <table:table-cell table:style-name="ce1"/>
          <table:table-cell office:value-type="string" table:style-name="ce1">
            <text:p>GoF, GRASP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Structured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OO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Function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Logical</text:p>
          </table:table-cell>
          <table:table-cell office:value-type="string" table:style-name="ce1">
            <text:p>Prolog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Multicore programming</text:p>
          </table:table-cell>
          <table:table-cell office:value-type="string" table:style-name="ce1">
            <text:p>Parallel programming, distributed programming, GPU, OpenCL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SW Engineering</text:p>
          </table:table-cell>
          <table:table-cell office:value-type="string" table:style-name="ce1">
            <text:p>Programming Paradigms</text:p>
          </table:table-cell>
          <table:table-cell office:value-type="string" table:style-name="ce1">
            <text:p>Embedded SW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OS</text:p>
          </table:table-cell>
          <table:table-cell office:value-type="string" table:style-name="ce1">
            <text:p>Internal structures</text:p>
          </table:table-cell>
          <table:table-cell table:style-name="ce1"/>
          <table:table-cell office:value-type="string" table:style-name="ce1">
            <text:p>Windows, Linux, VxWorks, FreeRTOS, QNX</text:p>
          </table:table-cell>
          <table:table-cell office:value-type="string" table:style-name="ce1">
            <text:p>Be able to create a driv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Linguistics</text:p>
          </table:table-cell>
          <table:table-cell office:value-type="string" table:style-name="ce1">
            <text:p>Gener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Linguistics</text:p>
          </table:table-cell>
          <table:table-cell office:value-type="string" table:style-name="ce1">
            <text:p>Parsing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Programming</text:p>
          </table:table-cell>
          <table:table-cell office:value-type="string" table:style-name="ce1">
            <text:p>Safety Coding</text:p>
          </table:table-cell>
          <table:table-cell office:value-type="string" table:style-name="ce1">
            <text:p>C++/C</text:p>
          </table:table-cell>
          <table:table-cell table:number-columns-repeated="3" table:style-name="ce1"/>
          <table:table-cell office:value-type="string" table:style-name="ce1">
            <text:p>SEI Sert Safety C++ Coding Standard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MISRA Coding Standard</text:p>
          </table:table-cell>
          <table:table-cell table:number-columns-repeated="16375"/>
        </table:table-row>
        <table:table-row table:number-rows-repeated="5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3">
            <text:p>CS</text:p>
          </table:table-cell>
          <table:table-cell office:value-type="string" table:style-name="ce3">
            <text:p>General</text:p>
          </table:table-cell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3">
            <text:p>Book: Savage, Models of Computation (Exploring the Power of Computing)</text:p>
          </table:table-cell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3">
            <text:p>Book: CS - Abstraction to Implementation</text:p>
          </table:table-cell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3">
            <text:p>Ullman: Foundations of CS (FOCS)</text:p>
          </table:table-cell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Algorithms</text:p>
          </table:table-cell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Languages &amp; Automata</text:p>
          </table:table-cell>
          <table:table-cell office:value-type="string" table:style-name="ce3">
            <text:p>Book: Hennessy, The Semantics of Programming Languages (Intro)</text:p>
          </table:table-cell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3">
            <text:p>Book: Schmidt, Denotational Semantics</text:p>
          </table:table-cell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Parsing</text:p>
          </table:table-cell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DB &amp; Relational</text:p>
          </table:table-cell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Functional</text:p>
          </table:table-cell>
          <table:table-cell table:style-name="ce1"/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Concurrency</text:p>
          </table:table-cell>
          <table:table-cell office:value-type="string" table:style-name="ce3">
            <text:p>Book: Roscoe, The Theory and Practice of Concurrency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NoSQL</text:p>
          </table:table-cell>
          <table:table-cell table:style-name="ce1"/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Data mining</text:p>
          </table:table-cell>
          <table:table-cell office:value-type="string" table:style-name="ce3">
            <text:p>Book: Aho &amp; Ullman, Mining of Massive Datasets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Codes, Info theory</text:p>
          </table:table-cell>
          <table:table-cell office:value-type="string" table:style-name="ce3">
            <text:p>Book: Berstel, Jean; Perrin, Dominique (1985), Theory of Codes, Academic Press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Parallel &amp; distributed computing</text:p>
          </table:table-cell>
          <table:table-cell office:value-type="string" table:style-name="ce3">
            <text:p>Book: Ananth Grama, Introduction to Parallel Computing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1"/>
          <table:table-cell table:style-name="ce3"/>
          <table:table-cell office:value-type="string" table:style-name="ce3">
            <text:p>Ipython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table:number-columns-repeated="2"/>
          <table:table-cell table:style-name="ce3"/>
          <table:table-cell table:style-name="ce1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4">
            <text:p>SW Engi</text:p>
          </table:table-cell>
          <table:table-cell table:style-name="ce5"/>
          <table:table-cell table:number-columns-repeated="16380" table:style-name="ce1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Read SWBOK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Read TSP/PSP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Read SCM (Best pract, IEEE)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Read TDD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Read ESA proces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--&gt; ECSS-E-ST-10 SysEng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--&gt; ECSS-E-ST-40 SW Proces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--&gt; ECSS-M-ST-10 Proces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--&gt; ECSS-E-ST-10-2 Validation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--&gt; ECSS-E-ST-10-6 TR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NASA proces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SEL process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IEEE standards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4">
            <text:p>SEng</text:p>
          </table:table-cell>
          <table:table-cell table:style-name="ce5"/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SEBOK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BABOK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NASA SE Hbook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SysML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4"/>
          <table:table-cell office:value-type="string" table:style-name="ce5">
            <text:p>INCOS SE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earn SW Architectur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Read: IEEE-140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: SW Architecture in Practic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earn Agile Programm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RUM: Read Scrum Guid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RUM: Read Scrum Primer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OpenUp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D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XP and anti-XP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Use cases of Alistair Cockburn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rystal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Learn SW process, best practices, management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 ISO/IEC 12207 - SW Eng Life Cycle Processe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 ISO/IEC 15504 - Process Assessment SPIC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: Capers Jones, The Economics of SW Qualit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: Brooks, The Mythical Man-Month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Learn TDD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6">
            <text:p>Read: TDD in Embedded System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: xUnit Pattern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Learn Refactor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ad: Refactoring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Learn SW method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ESA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NASA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EI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EEE Standard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WBOK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end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Learn requirements manageme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Learn SCM</text:p>
          </table:table-cell>
          <table:table-cell table:number-columns-repeated="16381" table:style-name="ce1"/>
        </table:table-row>
        <table:table-row table:number-rows-repeated="1048432" table:style-name="ro1">
          <table:table-cell table:number-columns-repeated="16384"/>
        </table:table-row>
      </table:table>
      <table:table table:name="Electronics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6" table:default-cell-style-name="ce1"/>
        <table:table-column table:style-name="co3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HW Design Methodologies</text:p>
          </table:table-cell>
          <table:table-cell office:value-type="string" table:style-name="ce3">
            <text:p>Boolean Functions</text:p>
          </table:table-cell>
          <table:table-cell office:value-type="string" table:style-name="ce3">
            <text:p>Book: Wegener, Complexity of Boolean Functions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3">
            <text:p>SI, Bergeron analysis</text:p>
          </table:table-cell>
          <table:table-cell office:value-type="string" table:style-name="ce3">
            <text:p>Book: PDN analysis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string" table:style-name="ce3">
            <text:p>Book: Black Magic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string" table:style-name="ce3">
            <text:p>Book: Otths, Noise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3">
            <text:p>Grounding and Bonding</text:p>
          </table:table-cell>
          <table:table-cell office:value-type="string" table:style-name="ce3">
            <text:p>MIL-STD, NEC standards, etc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3">
            <text:p>Chip Design</text:p>
          </table:table-cell>
          <table:table-cell office:value-type="string" table:style-name="ce3">
            <text:p>Book: Modern chip fabrication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number-columns-repeated="2" table:style-name="ce1"/>
          <table:table-cell office:value-type="string" table:style-name="ce3">
            <text:p>Book: LTSPICE handbook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3">
            <text:p>SPICE / LTSPICE simulations</text:p>
          </table:table-cell>
          <table:table-cell office:value-type="string" table:style-name="ce3">
            <text:p>Book: Linear/Radial Measurements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style-name="ce1"/>
          <table:table-cell office:value-type="string" table:style-name="ce3">
            <text:p>Measurements</text:p>
          </table:table-cell>
          <table:table-cell office:value-type="string" table:style-name="ce3">
            <text:p>Book: (in ETEL) Measurements</text:p>
          </table:table-cell>
          <table:table-cell table:number-columns-repeated="5" table:style-name="ce3"/>
          <table:table-cell table:number-columns-repeated="16375"/>
        </table:table-row>
        <table:table-row table:style-name="ro3">
          <table:table-cell/>
          <table:table-cell table:number-columns-repeated="3" table:style-name="ce1"/>
          <table:table-cell table:number-columns-repeated="5" table:style-name="ce3"/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  <table:table table:name="Machine_eng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etallurg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chine Elemen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tal process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undry &amp; Forg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last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ength of material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neumatics and hydraulic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chanics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Action_Plans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1" table:number-columns-repeated="1016" table:default-cell-style-name="ce1"/>
        <table:table-column table:style-name="co3" table:number-columns-repeated="15361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Project</text:p>
          </table:table-cell>
          <table:table-cell office:value-type="string" table:style-name="ce1">
            <text:p>WBS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LOE, h</text:p>
          </table:table-cell>
          <table:table-cell office:value-type="string" table:style-name="ce1">
            <text:p>Effors spent,h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-group>
          <table:table-row table:number-rows-repeated="3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-group>
          <table:table-row table:number-rows-repeated="8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-group>
          <table:table-row table:number-rows-repeated="5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-group>
          <table:table-row table:number-rows-repeated="3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-group>
          <table:table-row table:number-rows-repeated="2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-group>
          <table:table-row table:number-rows-repeated="6" table:style-name="ro1">
            <table:table-cell table:number-columns-repeated="16384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Verfication and Questa SIM</text:p>
          </table:table-cell>
          <table:table-cell table:number-columns-repeated="1638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Questa Sim Doc: Making a Test Plan (see with TBR)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C++</text:p>
          </table:table-cell>
          <table:table-cell office:value-type="string" table:style-name="ce1">
            <text:p>Learn C++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Stratustrup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tandard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Template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T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Meyer, Effective C++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Sutter, 101 practices C++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W planni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EVM &amp; Agile graph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Functional point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C++</text:p>
          </table:table-cell>
          <table:table-cell office:value-type="string" table:style-name="ce1">
            <text:p>Learn OOADP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Design patter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Analysis pattern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UM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general engineering principle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Design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HMI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general production principles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SysEng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www.sebokwiki.org (SEBOK)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ISO/IEC 15288 - SE Lifecycle process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NASA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Learn different technique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ppUnit, GoogleTes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Google lint, Facebook flin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EPF (Eclipse Process Framework)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Enterprise Architect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learCas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-group>
          <table:table-row table:style-name="ro1">
            <table:table-cell table:number-columns-repeated="4" table:style-name="ce1"/>
            <table:table-cell office:value-type="string" table:style-name="ce1">
              <text:p>end</text:p>
            </table:table-cell>
            <table:table-cell table:number-columns-repeated="16379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HWDev:Proto1:FPGADev</text:p>
          </table:table-cell>
          <table:table-cell office:value-type="string" table:style-name="ce1">
            <text:p>FPGA G189 (Artix-7)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6">
              <text:p>Update IPs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/>
            <table:table-cell office:value-type="string" table:style-name="ce6">
              <text:p>Update bd_UAC.tcl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/>
            <table:table-cell office:value-type="string" table:style-name="ce6">
              <text:p>Compile design</text:p>
            </table:table-cell>
            <table:table-cell office:value-type="float" office:value="2" table:style-name="ce1">
              <text:p>2</text:p>
            </table:table-cell>
            <table:table-cell office:value-type="float" office:value="5" table:style-name="ce1">
              <text:p>5</text:p>
            </table:table-cell>
            <table:table-cell table:number-columns-repeated="16378"/>
          </table:table-row>
          <table:table-row table:style-name="ro1">
            <table:table-cell table:number-columns-repeated="3"/>
            <table:table-cell office:value-type="string" table:style-name="ce1">
              <text:p>Analyze design structure - make a block diagram, what's left?</text:p>
            </table:table-cell>
            <table:table-cell office:value-type="float" office:value="4" table:style-name="ce1">
              <text:p>4</text:p>
            </table:table-cell>
            <table:table-cell table:number-columns-repeated="16379" table:style-name="ce1"/>
          </table:table-row>
          <table:table-row table:style-name="ro1">
            <table:table-cell table:number-columns-repeated="3"/>
            <table:table-cell office:value-type="string" table:style-name="ce8">
              <text:p>Create IP and SW in Zynq for serial configur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Check/complete instantiation/configuration of PCIe bloc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Check instantiation/configuration of Ethernet Light bloc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AXI4 spec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y AXI4 backbone and connections to it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Implement AXI Chip2Chip ref design (XAP1160)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HSCI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ication of HSCI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PD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Verification of PDL (ported from Virtex-6)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Learn JLink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HSCI/PDL dataflows - where ?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What passes on Axi chip2chip, and what - on JLink ?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Select clocking schem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onstraints and timing closur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Overall Verific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Vivado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6">
              <text:p>Read UG910 - Getting Started with Vivado Design Suite</text:p>
            </table:table-cell>
            <table:table-cell office:value-type="float" office:value="0.5" table:style-name="ce1">
              <text:p>0.5</text:p>
            </table:table-cell>
            <table:table-cell office:value-type="float" office:value="0.5" table:style-name="ce1">
              <text:p>0.5</text:p>
            </table:table-cell>
            <table:table-cell table:number-columns-repeated="16378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Read UG892 - Design Flows Overview</text:p>
            </table:table-cell>
            <table:table-cell office:value-type="float" office:value="2" table:style-name="ce1">
              <text:p>2</text:p>
            </table:table-cell>
            <table:table-cell office:value-type="float" office:value="3" table:style-name="ce1">
              <text:p>3</text:p>
            </table:table-cell>
            <table:table-cell table:number-columns-repeated="16378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888 - UG892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949 - UltraFAST Design Methodology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894 - Using Tcl Script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895 - System Level Design Entry</text:p>
            </table:table-cell>
            <table:table-cell office:value-type="float" office:value="5" table:style-name="ce1">
              <text:p>5</text:p>
            </table:table-cell>
            <table:table-cell table:style-name="ce1"/>
            <table:table-cell office:value-type="string" table:style-name="ce1">
              <text:p>100 pg - 20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896 - Designing with IP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939 - UG896 Tutorial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899 - I/O and Clock Planning</text:p>
            </table:table-cell>
            <table:table-cell office:value-type="float" office:value="3" table:style-name="ce1">
              <text:p>3</text:p>
            </table:table-cell>
            <table:table-cell table:style-name="ce1"/>
            <table:table-cell office:value-type="string" table:style-name="ce1">
              <text:p>70 pg - 20 pg/h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Read UG900 - Logic Simulation</text:p>
            </table:table-cell>
            <table:table-cell office:value-type="float" office:value="8" table:style-name="ce1">
              <text:p>8</text:p>
            </table:table-cell>
            <table:table-cell table:style-name="ce1"/>
            <table:table-cell office:value-type="float" office:value="170" table:style-name="ce1">
              <text:p>170</text:p>
            </table:table-cell>
            <table:table-cell table:number-columns-repeated="16377"/>
          </table:table-row>
          <table:table-row table:style-name="ro1">
            <table:table-cell table:number-columns-repeated="3"/>
            <table:table-cell office:value-type="string" table:style-name="ce1">
              <text:p>Make UG937 - UG900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3 - Using Constrain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5 - UG903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1 - Synthesis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4 - Implement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86 - UG904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5 - Hierarchical Desig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46 - UG905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6 - Design Analysis and Closure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38 - UG906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7 - Power Analysis and Optimiz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97 - UG907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908 - Programming and Debugging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Make UG936 - UG908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/>
            <table:table-cell office:value-type="string" table:style-name="ce1">
              <text:p>Read UG897 - DSP via Vivado System Gene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948 - UG897 Tutorial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994 - Designing IP Subsystems with IP Integ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995 - UG994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898 - Embedded Processor HW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940 - UG898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902 - HL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UG871 - UG902 Tutorial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168 - Packaging custom AXI IP for use in IP integrator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165 - Using Vivado with SCM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Series-7 FPGA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UG472 - Clocking Resourc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1 - Select IO Resourc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4 - CLB Guid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2 - GTP transceiver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73 - Memory Resourc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3 - PCB Design and Pin Planning Guide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PG054 - Integrated PCIe block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480 - XADC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160 - AXI Chip2Chip RefDesign for RT Video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084 - Develop tamper-resistent design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1086 - Develop Secure Designs with Isolation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795 - Driving the Xilinx ADC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554 - XADC Layout Guidelin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496 - Bitstream identific with USR_ACCES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XAPP853 - Using a MCU to configure Series-7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Training:Team:HW</text:p>
          </table:table-cell>
          <table:table-cell office:value-type="string" table:style-name="ce1">
            <text:p>Learn Zynq-7020 &amp; SW development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Read UG873 - Zynq Concepts, Tools and Techniques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1043 - Embedded System tools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100 - 25 pg/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6">
              <text:p>Read UG821 - Zynq SW Developers Guide</text:p>
            </table:table-cell>
            <table:table-cell office:value-type="float" office:value="4" table:style-name="ce1">
              <text:p>4</text:p>
            </table:table-cell>
            <table:table-cell table:style-name="ce1"/>
            <table:table-cell office:value-type="string" table:style-name="ce1">
              <text:p>90 - 20 pg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1">
              <text:p>Read UG643 - OS and Libraries Ref</text:p>
            </table:table-cell>
            <table:table-cell office:value-type="float" office:value="5" table:style-name="ce1">
              <text:p>5</text:p>
            </table:table-cell>
            <table:table-cell table:style-name="ce1"/>
            <table:table-cell office:value-type="string" table:style-name="ce1">
              <text:p>150 - 30 pgh</text:p>
            </table:table-cell>
            <table:table-cell table:number-columns-repeated="16377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DevEnv:IT_Tools</text:p>
          </table:table-cell>
          <table:table-cell office:value-type="string" table:style-name="ce1">
            <text:p>ASIC Machine &amp; JH Flo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6">
              <text:p>Find a way to program and FPGA via server on my PC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Fix problem with SFTP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Fix clipboard interaction to ASIC machine</text:p>
            </table:table-cell>
            <table:table-cell office:value-type="float" office:value="1" table:style-name="ce1">
              <text:p>1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reate and document group policy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Create accounts for TBR and IKA</text:p>
            </table:table-cell>
            <table:table-cell office:value-type="float" office:value="2" table:style-name="ce1">
              <text:p>2</text:p>
            </table:table-cell>
            <table:table-cell office:value-type="float" office:value="2" table:style-name="ce1">
              <text:p>2</text:p>
            </table:table-cell>
            <table:table-cell table:number-columns-repeated="16378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Setup .login and .cshrc</text:p>
            </table:table-cell>
            <table:table-cell office:value-type="float" office:value="1" table:style-name="ce1">
              <text:p>1</text:p>
            </table:table-cell>
            <table:table-cell office:value-type="float" office:value="1" table:style-name="ce1">
              <text:p>1</text:p>
            </table:table-cell>
            <table:table-cell table:number-columns-repeated="16378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Setup clearcase for each account</text:p>
            </table:table-cell>
            <table:table-cell office:value-type="float" office:value="3" table:style-name="ce1">
              <text:p>3</text:p>
            </table:table-cell>
            <table:table-cell office:value-type="float" office:value="2" table:style-name="ce1">
              <text:p>2</text:p>
            </table:table-cell>
            <table:table-cell table:number-columns-repeated="16378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Obtain access to Xilinx and Mentor sit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Update Linux and install more packages (e.g. gcc for Vivado sim)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Make QuestaSim usable from Vivado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Install more Linux machines for remote compilation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Master JH Flow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Learn all JH scrip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Vivado-related scrip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Dev:SysDev:HWDev:Proto1:DesReview</text:p>
          </table:table-cell>
          <table:table-cell office:value-type="string" table:style-name="ce1">
            <text:p>HW Design Review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Check Bode Calculation</text:p>
            </table:table-cell>
            <table:table-cell office:value-type="float" office:value="2" table:style-name="ce1">
              <text:p>2</text:p>
            </table:table-cell>
            <table:table-cell table:number-columns-repeated="16379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Complete the list of design concern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Use the list of design concerns to complete the list of FR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Read Artix-7 design advisaries and Errata and check if they apply</text:p>
            </table:table-cell>
            <table:table-cell office:value-type="float" office:value="1" table:style-name="ce1">
              <text:p>1</text:p>
            </table:table-cell>
            <table:table-cell office:value-type="float" office:value="1" table:style-name="ce1">
              <text:p>1</text:p>
            </table:table-cell>
            <table:table-cell table:number-columns-repeated="16378"/>
          </table:table-row>
          <table:table-row table:style-name="ro1">
            <table:table-cell table:number-columns-repeated="3" table:style-name="ce1"/>
            <table:table-cell office:value-type="string" table:style-name="ce6">
              <text:p>Have Monika &amp; RTE check the layout acc. to UG483 and XAPP554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6">
              <text:p>Make a CDR with ETI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Becoming prof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Learn Vivado --&gt;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Mentor Questa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PSL, OVM, UVM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SV, S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Zero-In CdC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Zero-In Forma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Partial reconfiguration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HLS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System Generator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DSP algos - general, SDR, image, neural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1">
              <text:p>Learn FPGA design - CPU</text:p>
            </table:table-cell>
            <table:table-cell table:number-columns-repeated="16380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L</text:p>
          </table:table-cell>
          <table:table-cell table:style-name="ce1"/>
          <table:table-cell office:value-type="string" table:style-name="ce1">
            <text:p>Improve UltimET Light compilation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1">
              <text:p>Switch to make file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Have one makefile for all produc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Have one VisualDSP project for all product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Remove -REL suffix from UltimET .far names</text:p>
            </table:table-cell>
            <table:table-cell office:value-type="float" office:value="1" table:style-name="ce1">
              <text:p>1</text:p>
            </table:table-cell>
            <table:table-cell table:number-columns-repeated="16379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General</text:p>
          </table:table-cell>
          <table:table-cell table:style-name="ce1"/>
          <table:table-cell office:value-type="string" table:style-name="ce1">
            <text:p>Improve SW Process</text:p>
          </table:table-cell>
          <table:table-cell table:number-columns-repeated="16381" table:style-name="ce1"/>
        </table:table-row>
        <table:table-row-group>
          <table:table-row table:style-name="ro1">
            <table:table-cell table:number-columns-repeated="3" table:style-name="ce1"/>
            <table:table-cell office:value-type="string" table:style-name="ce6">
              <text:p>Introduce MISRA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Introduce static analysis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Introduce SW Engineering practices acc. ISO 12207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1">
              <text:p>Strive for SPICE compliance with ISO 15504</text:p>
            </table:table-cell>
            <table:table-cell table:number-columns-repeated="16380" table:style-name="ce1"/>
          </table:table-row>
          <table:table-row table:style-name="ro1">
            <table:table-cell table:number-columns-repeated="3" table:style-name="ce1"/>
            <table:table-cell office:value-type="string" table:style-name="ce7">
              <text:p>end</text:p>
            </table:table-cell>
            <table:table-cell table:number-columns-repeated="16380" table:style-name="ce1"/>
          </table:table-row>
        </table:table-row-group>
        <table:table-row table:number-rows-repeated="1048340" table:style-name="ro5">
          <table:table-cell table:number-columns-repeated="16384"/>
        </table:table-row>
      </table:table>
      <table:table table:name="Italian" table:style-name="ta2">
        <table:table-column table:style-name="co3" table:number-columns-repeated="2" table:default-cell-style-name="ce1"/>
        <table:table-column table:style-name="co21" table:default-cell-style-name="ce1"/>
        <table:table-column table:style-name="co5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opic</text:p>
          </table:table-cell>
          <table:table-cell office:value-type="string" table:style-name="ce1">
            <text:p>Sub-topic</text:p>
          </table:table-cell>
          <table:table-cell office:value-type="string" table:style-name="ce1">
            <text:p>Sub-topi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esourc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verall acquaintance</text:p>
          </table:table-cell>
          <table:table-cell office:value-type="string" table:style-name="ce1">
            <text:p>Book "Italiano per straneri"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Alphabet &amp; Phonetic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Indefinite articl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Definite articl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Gender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lural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Superlatives &amp; Comparison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Persona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Possessiv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Demonstrativ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Indefinit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Relativ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onouns</text:p>
          </table:table-cell>
          <table:table-cell office:value-type="string" table:style-name="ce1">
            <text:p>Interrogativ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Preposi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Adverb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Verb conjuga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Verb tens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Irregular verb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Number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Grammar</text:p>
          </table:table-cell>
          <table:table-cell office:value-type="string" table:style-name="ce1">
            <text:p>Conjunc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Date/Time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Seasons/Months/Day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olor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Directions, distances, unit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Food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loth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Weather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Hotel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Household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Famil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Work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Travel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Restauran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Bank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ity, house, state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Emotion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Qualiti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Countri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Movement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State chang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Verbs</text:p>
          </table:table-cell>
          <table:table-cell office:value-type="string" table:style-name="ce1">
            <text:p>Impersonal</text:p>
          </table:table-cell>
          <table:table-cell table:style-name="ce1"/>
          <table:table-cell office:value-type="string" table:style-name="ce1">
            <text:p>The "Vagabond blasts car verb rap" mnemonic</text:p>
          </table:table-cell>
          <table:table-cell office:value-type="string" table:style-name="ce1">
            <text:p>https://en.wiktionary.org/wiki/Category:Italian_impersonal_verbs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Salutation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Question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Phrases</text:p>
          </table:table-cell>
          <table:table-cell office:value-type="string" table:style-name="ce1">
            <text:p>Politenes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Vocabulary</text:p>
          </table:table-cell>
          <table:table-cell office:value-type="string" table:style-name="ce1">
            <text:p>Idioms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https://www.rocketlanguages.com/italian/learn/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Medicine" table:style-name="ta1">
        <table:table-column table:style-name="co1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iochemistr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istology</text:p>
          </table:table-cell>
          <table:table-cell office:value-type="string" table:style-name="ce1">
            <text:p>Muscles</text:p>
          </table:table-cell>
          <table:table-cell table:number-columns-repeated="2" table:style-name="ce1"/>
          <table:table-cell office:value-type="string" table:style-name="ce1">
            <text:p><text:a xlink:href="https://www.getbodysmart.com/ap/muscletissue/menu/menu.html">https://www.getbodysmart.com/ap/muscletissue/menu/menu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natomy</text:p>
          </table:table-cell>
          <table:table-cell office:value-type="string" table:style-name="ce1">
            <text:p>Skeletal system (206 bones)</text:p>
          </table:table-cell>
          <table:table-cell office:value-type="string" table:style-name="ce1">
            <text:p>Axial skeleton (80)</text:p>
          </table:table-cell>
          <table:table-cell office:value-type="string" table:style-name="ce1">
            <text:p>Skull bones (22)</text:p>
          </table:table-cell>
          <table:table-cell office:value-type="string" table:style-name="ce1">
            <text:p><text:a xlink:href="https://www.getbodysmart.com/">https://www.getbodysmart.com/</text:a>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Hyoid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Vertebrea (32 bone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ibs (24 bone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Sternum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ppendicular skeleton</text:p>
          </table:table-cell>
          <table:table-cell office:value-type="string" table:style-name="ce1">
            <text:p>Pectoral girdle (2x2 bone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rms and forearms (2x3 bone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Wrists and hands (2x27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Pelvis (2x1 bones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Legs (2x4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nkles and feet (2x26 bones)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uscular system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hysiology</text:p>
          </table:table-cell>
          <table:table-cell table:number-columns-repeated="2" table:style-name="ce1"/>
          <table:table-cell office:value-type="string" table:style-name="ce1">
            <text:p>Medical physiolog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ath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harmac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mergency &amp; Reviv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urger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sychophysi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uscular physi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europhysi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icrobiolog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enet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mmunology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5983</dc:creator>
    <meta:creation-date>2017-01-23T05:52:46Z</meta:creation-date>
    <dc:date>2017-04-21T14:16:32Z</dc:date>
    <meta:editing-cycles>25</meta:editing-cycles>
    <meta:editing-duration>PT0S</meta:editing-duration>
  </office:meta>
</office:document-meta>
</file>